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d2fef" style:family="table">
      <style:table-properties style:rel-width="100" table:align="center"/>
    </style:style>
    <style:style style:name="fd2fef.0" style:family="table-column">
      <style:table-column-properties style:column-width="8.82cm"/>
    </style:style>
    <style:style style:name="fd2fef.1" style:family="table-column">
      <style:table-column-properties style:column-width="0.88cm"/>
    </style:style>
    <style:style style:name="fd2fef.2" style:family="table-column">
      <style:table-column-properties style:column-width="0.88cm"/>
    </style:style>
    <style:style style:name="fd2fef.3" style:family="table-column">
      <style:table-column-properties style:column-width="0.88cm"/>
    </style:style>
    <style:style style:name="fd2fef.4" style:family="table-column">
      <style:table-column-properties style:column-width="3.53cm"/>
    </style:style>
    <style:style style:name="fd2fef" style:family="table">
      <style:table-properties style:rel-width="100" table:align="center"/>
    </style:style>
    <style:style style:name="fd2fef.0" style:family="table-column">
      <style:table-column-properties style:column-width="8.82cm"/>
    </style:style>
    <style:style style:name="fd2fef.1" style:family="table-column">
      <style:table-column-properties style:column-width="0.88cm"/>
    </style:style>
    <style:style style:name="fd2fef.2" style:family="table-column">
      <style:table-column-properties style:column-width="0.88cm"/>
    </style:style>
    <style:style style:name="fd2fef.3" style:family="table-column">
      <style:table-column-properties style:column-width="0.88cm"/>
    </style:style>
    <style:style style:name="fd2fef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fb05a6" table:style="fb05a6">
          <table:table-column table:style-name="fb05a6.0"/>
          <table:table-column table:style-name="fb05a6.1"/>
          <table:table-column table:style-name="fb05a6.2"/>
          <table:table-column table:style-name="fb05a6.3"/>
          <table:table-column table:style-name="fb05a6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 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P14"><text:span text:style-name="T14"><text:s text:c="58"/>PROMEDIOS DE GRADOS ANTERIORES<text:s/></text:span></text:p>
        <table:table table:name="fd2fef" table:style="fd2fef">
          <table:table-column table:style-name="fd2fef.0"/>
          <table:table-column table:style-name="fd2fef.1"/>
          <table:table-column table:style-name="fd2fef.2"/>
          <table:table-column table:style-name="fd2fef.3"/>
          <table:table-column table:style-name="fd2fef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2do GRADO CICLO 2019-2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fd2fef" style:family="table">
      <style:table-properties style:rel-width="100" table:align="center"/>
    </style:style>
    <style:style style:name="fd2fef.0" style:family="table-column">
      <style:table-column-properties style:column-width="8.82cm"/>
    </style:style>
    <style:style style:name="fd2fef.1" style:family="table-column">
      <style:table-column-properties style:column-width="0.88cm"/>
    </style:style>
    <style:style style:name="fd2fef.2" style:family="table-column">
      <style:table-column-properties style:column-width="0.88cm"/>
    </style:style>
    <style:style style:name="fd2fef.3" style:family="table-column">
      <style:table-column-properties style:column-width="0.88cm"/>
    </style:style>
    <style:style style:name="fd2fef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04:53:08.000</dc:date>
    <meta:generator>PHPWord</meta:generator>
    <meta:initial-creator/>
    <meta:creation-date>2021-05-21T04:53:08.000</meta:creation-date>
    <meta:keyword/>
    <meta:user-defined meta:name="Category"/>
    <meta:user-defined meta:name="Company"/>
    <meta:user-defined meta:name="Manager"/>
  </office:meta>
</office:document-meta>
</file>